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bold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4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5" style:family="paragraph" style:parent-style-name="Standard">
      <style:text-properties style:font-name="Times New Roman" fo:font-size="12pt" fo:language="zxx" fo:country="none" style:text-underline-style="none" fo:font-weight="normal" officeooo:paragraph-rsid="000c7ae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officeooo:paragraph-rsid="000d518f"/>
    </style:style>
    <style:style style:name="P8" style:family="paragraph" style:parent-style-name="Table_20_Contents">
      <style:text-properties style:font-name="Times New Roman" fo:font-size="12pt" style:font-name-asian="Andale Sans UI" style:font-size-asian="12pt" style:font-name-complex="Courier New" style:font-size-complex="12pt"/>
    </style:style>
    <style:style style:name="P9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  <style:text-properties style:font-name="TimesNewRomanPSMT" fo:font-size="11.5pt" style:font-size-asian="11.5pt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officeooo:rsid="000dcdcd" style:font-size-asian="11.5pt"/>
    </style:style>
    <style:style style:name="T3" style:family="text">
      <style:text-properties style:font-name="TimesNewRomanPSMT" fo:font-size="11.5pt" fo:font-weight="bold" style:font-size-asian="11.5pt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6" style:family="text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7" style:family="text">
      <style:text-properties style:font-name="Times New Roman" fo:font-size="12pt" fo:language="zxx" fo:country="none" style:text-underline-style="none" fo:font-weight="normal" officeooo:rsid="000d518f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8" style:family="text">
      <style:text-properties style:text-position="super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dc9f7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c7ae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0cm" svg:y="0cm" svg:width="2.672cm" svg:height="0.476cm" draw:z-index="0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2" text:anchor-type="page" text:anchor-page-number="1" svg:x="0cm" svg:y="0cm" svg:width="2.672cm" svg:height="0.476cm" draw:z-index="1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3" text:anchor-type="page" text:anchor-page-number="1" svg:x="0cm" svg:y="0cm" svg:width="2.672cm" svg:height="0.476cm" draw:z-index="2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4" text:anchor-type="page" text:anchor-page-number="1" svg:x="0cm" svg:y="0cm" svg:width="2.672cm" svg:height="0.476cm" draw:z-index="3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5" text:anchor-type="page" text:anchor-page-number="1" svg:x="0cm" svg:y="0cm" svg:width="2.672cm" svg:height="0.476cm" draw:z-index="4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text:p text:style-name="P2">Aufgabe 1)</text:p>
      <text:p text:style-name="P4">Als Referenz für Zeitmessungen diente das Programm aus dem Material, mit dem Original Makefile compiliert und wie folgt aufgerufen (1 = Threads, 2 = Jacobi-Verfahren, 512 = interlines, 2 = mit Störfunktion, 1 = Abbruch hinreichender Genauigkeit bzw. 2 = Abbruch nach 256 Schritten):</text:p>
      <text:p text:style-name="Code">srun <text:s/>time <text:s/>./partdiff-seq <text:s/>1 <text:s/>2 <text:s/>512 <text:s/>2 <text:s/>1 <text:s/>1e-6</text:p>
      <text:p text:style-name="P4">Laufzeit bei Abbruch mit Genauigkeit 10<text:span text:style-name="T8">-6</text:span> t<text:span text:style-name="T4">G</text:span> = 0.582670 s, </text:p>
      <text:p text:style-name="Code">srun <text:s/>time <text:s/>./partdiff-seq <text:s/>1 <text:s/>2 <text:s/>512 <text:s/>2 <text:s/>1 <text:s/>1e-7</text:p>
      <text:p text:style-name="Code">slurmd[west1]: *** STEP 71394.0 CANCELLED AT 2014-11-13T03:58:52 DUE TO TIME LIMIT ***</text:p>
      <text:p text:style-name="Code">srun: error: west1: task 0: Terminated</text:p>
      <text:p text:style-name="P4">Laufzeit bei 10<text:span text:style-name="T8">-7</text:span> t<text:span text:style-name="T4">G</text:span> = <text:s/>&gt; 6 STunden, Abbruch!</text:p>
      <text:p text:style-name="Code">srun <text:s/>time <text:s/>./partdiff-seq <text:s/>1 <text:s/>2 <text:s/>512 <text:s/>2 <text:s/>2 <text:s/>256</text:p>
      <text:p text:style-name="P7"><text:span text:style-name="T6">Laufzeit bei Abbruch nach 256 Schritten t</text:span><text:span text:style-name="T5">S</text:span><text:span text:style-name="T6"> = </text:span><text:span text:style-name="T7">168.396228</text:span><text:span text:style-name="T6"> 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2cm" fo:margin-right="0cm" fo:margin-top="0cm" fo:margin-bottom="0cm" style:contextual-spacing="false" fo:text-indent="-1cm" style:auto-text-indent="false"/>
      <style:text-properties style:font-name="Courier New" fo:font-family="'Courier New'" style:font-family-generic="modern" fo:font-size="10pt" fo:language="de" fo:country="DE" fo:font-weight="bold" style:font-weight-asian="bold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  <style:text-properties style:font-name="TimesNewRomanPSMT" fo:font-size="11.5pt" style:font-size-asian="11.5pt"/>
    </style:style>
    <style:style style:name="MP2" style:family="paragraph" style:parent-style-name="Standard">
      <style:paragraph-properties fo:margin-top="0cm" fo:margin-bottom="0cm" style:contextual-spacing="false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officeooo:rsid="000dcdcd" style:font-size-asian="11.5pt"/>
    </style:style>
    <style:style style:name="MT3" style:family="text">
      <style:text-properties style:font-name="TimesNewRomanPSMT" fo:font-size="11.5pt" fo:font-weight="bold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Vorlesung HLR, WS 2014/15, Übungsblatt </text:span><text:span text:style-name="MT2">5</text:span><text:span text:style-name="MT1">:<text:tab/></text:span><text:span text:style-name="MT3">Leistungsanalyse</text:span><text:span text:style-name="MT1"><text:tab/>Seite </text:span><text:span text:style-name="MT1"><text:page-number text:select-page="current">1</text:page-number></text:span><text:span text:style-name="MT1"> von 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4M28S</meta:editing-duration>
    <meta:editing-cycles>144</meta:editing-cycles>
    <meta:generator>LibreOffice/4.1.6.2$Linux_x86 LibreOffice_project/410m0$Build-2</meta:generator>
    <dc:date>2014-11-16T09:41:15.764429072</dc:date>
    <meta:document-statistic meta:table-count="0" meta:image-count="5" meta:object-count="0" meta:page-count="1" meta:paragraph-count="11" meta:word-count="131" meta:character-count="797" meta:non-whitespace-character-count="650"/>
    <meta:user-defined meta:name="Info 1"/>
    <meta:user-defined meta:name="Info 2"/>
    <meta:user-defined meta:name="Info 3"/>
    <meta:user-defined meta:name="Info 4"/>
  </office:meta>
</office:document-meta>
</file>